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28b" officeooo:paragraph-rsid="001c728b"/>
    </style:style>
    <style:style style:name="P2" style:family="paragraph" style:parent-style-name="Text_20_body">
      <style:text-properties officeooo:rsid="001cd3ef" officeooo:paragraph-rsid="001cd3ef"/>
    </style:style>
    <style:style style:name="P3" style:family="paragraph" style:parent-style-name="Text_20_body">
      <style:text-properties officeooo:paragraph-rsid="001cd3ef"/>
    </style:style>
    <style:style style:name="P4" style:family="paragraph" style:parent-style-name="Heading_20_2">
      <style:text-properties officeooo:rsid="001cd3ef" officeooo:paragraph-rsid="001cd3ef"/>
    </style:style>
    <style:style style:name="T1" style:family="text">
      <style:text-properties officeooo:rsid="001c728b"/>
    </style:style>
    <style:style style:name="T2" style:family="text">
      <style:text-properties fo:font-style="normal" officeooo:rsid="001c728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Citation">F. Reflect on the creation of your mobile application by doing the following:</text:span></text:p>
      <text:p text:style-name="P1"><text:span text:style-name="Citation"/></text:p>
      <text:p text:style-name="P1"><text:span text:style-name="Citation">1. Explain mobile application development through the context of the architecture involved, including hardware and software capabilities and limitations.</text:span></text:p>
      <text:p text:style-name="P1"><text:span text:style-name="Citation"/></text:p>
      <text:p text:style-name="P1"><text:span text:style-name="Citation">a. Identify the version of the operating system your application was developed under and is compatible with.</text:span></text:p>
      <text:p text:style-name="P1"><text:span text:style-name="Citation"/></text:p>
      <text:p text:style-name="P1"><text:span text:style-name="Citation">2. Describe (suggested length of 1–2 paragraphs) the challenges you faced during the development of the mobile application.</text:span></text:p>
      <text:p text:style-name="P1"><text:span text:style-name="Citation"/></text:p>
      <text:p text:style-name="P1"><text:span text:style-name="Citation">3. Describe (suggested length of 1–2 paragraphs) how you overcame each <text:s/>challenge discussed in part F2.</text:span></text:p>
      <text:p text:style-name="P1"><text:span text:style-name="Citation"/></text:p>
      <text:p text:style-name="P1"><text:span text:style-name="Citation">4. Describe (suggested length of 1–2 paragraphs) what you would do differently if you did the project again.</text:span></text:p>
      <text:p text:style-name="P1"><text:span text:style-name="Citation"/></text:p>
      <text:p text:style-name="P1"><text:span text:style-name="Citation">5. Describe how emulators are used and the pros and cons of using an emulator vs. using a development device.</text:span></text:p>
      <text:p text:style-name="P1"><text:span text:style-name="Citation"/></text:p>
      <text:p text:style-name="Horizontal_20_Line"><text:span text:style-name="Citation"/></text:p>
      <text:h text:style-name="Heading_20_2" text:outline-level="2">Mobile Application Development</text:h>
      <text:p text:style-name="P2">Operating System: Linux Mint 19.3<text:line-break/></text:p>
      <text:h text:style-name="P4" text:outline-level="2">Difficulties during development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6:05:23.814497034</meta:creation-date>
    <dc:date>2020-06-03T16:19:21.305682855</dc:date>
    <meta:editing-duration>PT3M47S</meta:editing-duration>
    <meta:editing-cycles>1</meta:editing-cycles>
    <meta:document-statistic meta:table-count="0" meta:image-count="0" meta:object-count="0" meta:page-count="1" meta:paragraph-count="10" meta:word-count="135" meta:character-count="876" meta:non-whitespace-character-count="752"/>
    <meta:generator>LibreOffice/6.0.7.3$Linux_X86_64 LibreOffice_project/00m0$Build-3</meta:generator>
  </office:meta>
</office:document-meta>
</file>